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FA0000008CA9970A8F3.png"/>
  <manifest:file-entry manifest:media-type="image/png" manifest:full-path="Pictures/1000000000000FA0000008CA6DE97CE7.png"/>
  <manifest:file-entry manifest:media-type="image/png" manifest:full-path="Pictures/1000020100000FA0000008CAEE9AEF2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2-title">
      <style:graphic-properties draw:auto-grow-height="true" fo:min-height="6.362cm"/>
    </style:style>
    <style:style style:name="pr2" style:family="presentation" style:parent-style-name="Default_20_2-subtitle">
      <style:graphic-properties draw:fill-color="#ffffff" draw:textarea-horizontal-align="left" draw:textarea-vertical-align="top" draw:auto-grow-height="true" fo:min-height="4.802cm"/>
    </style:style>
    <style:style style:name="pr3" style:family="presentation" style:parent-style-name="Default_20_2-notes">
      <style:graphic-properties draw:fill-color="#ffffff" draw:auto-grow-height="true" fo:min-height="12.573cm"/>
    </style:style>
    <style:style style:name="pr4" style:family="presentation" style:parent-style-name="Default_20_1-title">
      <style:graphic-properties draw:auto-grow-height="true" fo:min-height="6.362cm"/>
    </style:style>
    <style:style style:name="pr5" style:family="presentation" style:parent-style-name="Default_20_1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6.362cm"/>
    </style:style>
    <style:style style:name="pr7" style:family="presentation" style:parent-style-name="Default-outline1">
      <style:graphic-properties fo:min-height="25.14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58pt" style:font-size-asian="58pt" style:font-size-complex="58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'Liberation Sans'" style:font-family-generic="swiss" style:font-pitch="variable" fo:font-size="58pt" fo:font-weight="bold" style:font-size-asian="58pt" style:font-weight-asian="bold" style:font-size-complex="58pt" style:font-weight-complex="bold"/>
    </style:style>
    <style:style style:name="T2" style:family="text">
      <style:text-properties fo:font-family="'Liberation Sans'" style:font-family-generic="swiss" style:font-pitch="variable" fo:font-size="58pt" style:font-size-asian="58pt" style:font-size-complex="58pt"/>
    </style:style>
    <style:style style:name="T3" style:family="text">
      <style:text-properties fo:font-family="'Liberation Sans'" style:font-family-generic="swiss" style:font-pitch="variable" fo:font-size="58pt" fo:font-weight="normal" style:font-size-asian="58pt" style:font-weight-asian="normal" style:font-size-complex="5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80808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80808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80808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808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808080" fo:font-size="100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frame presentation:style-name="pr1" draw:layer="layout" svg:width="60.966cm" svg:height="7.571cm" svg:x="3.387cm" svg:y="12.117cm" presentation:class="title" presentation:user-transformed="true">
          <draw:text-box>
            <text:p text:style-name="P1">Red Hat JBoss Connectivity Options for SAP</text:p>
          </draw:text-box>
        </draw:frame>
        <draw:frame presentation:style-name="pr2" draw:text-style-name="P3" draw:layer="layout" svg:width="60.966cm" svg:height="9.145cm" svg:x="3.387cm" svg:y="20.616cm">
          <draw:text-box>
            <text:p text:style-name="P2"><text:span text:style-name="T1">Name</text:span></text:p>
            <text:p text:style-name="P2"><text:span text:style-name="T2">Bill Collins, Red Hat</text:span></text:p>
            <text:p text:style-name="P2"><text:span text:style-name="T2">Ted Jones, Red Hat</text:span></text:p>
            <text:p text:style-name="P2"><text:span text:style-name="T2">Kenny Peoples, Red Hat</text:span></text:p>
          </draw:text-box>
        </draw:frame>
        <presentation:notes draw:style-name="dp2">
          <draw:page-thumbnail draw:style-name="gr1" draw:layer="layout" svg:width="18.627cm" svg:height="10.476cm" svg:x="1.4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0">
        <office:forms form:automatic-focus="false" form:apply-design-mode="false"/>
        <draw:frame presentation:style-name="pr4" draw:layer="layout" svg:width="60.966cm" svg:height="6.362cm" svg:x="3.387cm" svg:y="15.869cm" presentation:class="title" presentation:user-transformed="true">
          <draw:text-box>
            <text:p>DIVIDER SLIDE TITLE GOES HERE<text:line-break/><text:span text:style-name="T3">Divider subtitle goes here</text:span></text:p>
          </draw:text-box>
        </draw:frame>
        <presentation:notes draw:style-name="dp2">
          <draw:page-thumbnail draw:style-name="gr1" draw:layer="layout" svg:width="18.627cm" svg:height="10.476cm" svg:x="1.4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60.965cm" svg:height="6.362cm" svg:x="3.387cm" svg:y="1.518cm" presentation:class="title" presentation:user-transformed="true">
          <draw:text-box>
            <text:p>Agenda</text:p>
          </draw:text-box>
        </draw:frame>
        <draw:frame presentation:style-name="pr7" draw:layer="layout" svg:width="60.965cm" svg:height="25.146cm" svg:x="3.389cm" svg:y="8.915cm" presentation:class="outline" presentation:user-transformed="true">
          <draw:text-box>
            <text:p text:style-name="P4">Text without bullets</text:p>
            <text:list text:style-name="L2">
              <text:list-item>
                <text:p text:style-name="P4">Bullets layer one</text:p>
                <text:list>
                  <text:list-item>
                    <text:p>Bullets layer two</text:p>
                    <text:list>
                      <text:list-item>
                        <text:p>Bullets layer th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808080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808080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808080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808080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808080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808080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808080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808080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808080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808080" fo:font-size="100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fo:font-family="'Liberation Sans'" style:font-family-generic="swiss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5cm" fo:text-indent="0cm"/>
      <style:text-properties fo:font-family="'Liberation Sans'" style:font-family-generic="swiss" style:font-pitch="variable"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3cm" fo:text-indent="0cm"/>
      <style:text-properties fo:font-family="'Liberation Sans'" style:font-family-generic="swiss" style:font-pitch="variable"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62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'Arial Unicode MS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58pt" style:font-style-asian="normal" style:font-weight-asian="normal" style:font-family-complex="'Arial Unicode MS'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family="'Liberation Sans'" style:font-family-generic="swiss" style:font-pitch="variable" fo:font-size="58pt" style:font-size-asian="58pt" style:font-size-complex="58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Arial Unicode MS'" style:font-family-generic-asian="system" style:font-pitch-asian="variable" style:font-size-asian="96pt" style:font-style-asian="normal" style:font-weight-asian="bold" style:font-family-complex="'Arial Unicode MS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58pt" style:font-style-asian="normal" style:font-weight-asian="normal" style:font-family-complex="'Arial Unicode MS'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Arial Unicode MS'" style:font-family-generic-asian="system" style:font-pitch-asian="variable" style:font-size-asian="96pt" style:font-style-asian="normal" style:font-weight-asian="bold" style:font-family-complex="'Arial Unicode MS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25.14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2.6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StarSymbol" style:font-charset="x-symbol" fo:color="#80808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80808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80808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808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80808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efault" style:page-layout-name="PM1" draw:style-name="Mdp1">
      <draw:frame draw:style-name="Mgr3" draw:text-style-name="MP3" draw:layer="backgroundobjects" svg:width="67.726cm" svg:height="38.095cm" svg:x="0.008cm" svg:y="0.003cm">
        <draw:image xlink:href="Pictures/1000020100000FA0000008CAEE9AEF23.png" xlink:type="simple" xlink:show="embed" xlink:actuate="onLoad">
          <text:p/>
        </draw:image>
      </draw:frame>
      <draw:frame presentation:style-name="Default-title" draw:layer="backgroundobjects" svg:width="60.965cm" svg:height="6.361cm" svg:x="3.387cm" svg:y="1.518cm" presentation:class="title" presentation:placeholder="true">
        <draw:text-box/>
      </draw:frame>
      <draw:frame presentation:style-name="Mpr1" draw:layer="backgroundobjects" svg:width="60.965cm" svg:height="25.146cm" svg:x="3.387cm" svg:y="8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1.472cm" svg:height="2.627cm" svg:x="23.167cm" svg:y="34.709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1" draw:layer="backgroundobjects" svg:width="15.781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15.781cm" svg:height="2.627cm" svg:x="48.571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67.726cm" svg:height="38.095cm" svg:x="0.016cm" svg:y="0cm">
        <draw:image xlink:href="Pictures/1000000000000FA0000008CA9970A8F3.png" xlink:type="simple" xlink:show="embed" xlink:actuate="onLoad">
          <text:p/>
        </draw:image>
      </draw:frame>
      <draw:frame presentation:style-name="Default_20_1-title" draw:layer="backgroundobjects" svg:width="60.966cm" svg:height="6.361cm" svg:x="3.387cm" svg:y="12.72cm" presentation:class="title" presentation:placeholder="true">
        <draw:text-box/>
      </draw:frame>
      <draw:frame presentation:style-name="Default_20_1-outline1" draw:layer="backgroundobjects" svg:width="60.966cm" svg:height="25.146cm" svg:x="3.387cm" svg:y="21.21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67.726cm" svg:height="38.095cm" svg:x="0.016cm" svg:y="0.001cm">
        <draw:image xlink:href="Pictures/1000000000000FA0000008CA6DE97CE7.png" xlink:type="simple" xlink:show="embed" xlink:actuate="onLoad">
          <text:p/>
        </draw:image>
      </draw:frame>
      <draw:frame presentation:style-name="Default_20_2-title" draw:layer="backgroundobjects" svg:width="60.966cm" svg:height="6.361cm" svg:x="3.387cm" svg:y="12.72cm" presentation:class="title" presentation:placeholder="true">
        <draw:text-box/>
      </draw:frame>
      <draw:frame presentation:style-name="Default_20_2-outline1" draw:layer="backgroundobjects" svg:width="60.966cm" svg:height="25.146cm" svg:x="3.387cm" svg:y="21.215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6T10:33:03</meta:creation-date>
    <meta:editing-duration>PT2H43M25S</meta:editing-duration>
    <meta:editing-cycles>26</meta:editing-cycles>
    <dc:date>2014-03-13T15:44:07</dc:date>
    <meta:generator>OpenOffice.org/3.4.1$Unix OpenOffice.org_project/341m1$Build-9593</meta:generator>
    <meta:document-statistic meta:object-count="51"/>
  </office:meta>
</office:document-meta>
</file>